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30000021F9BD87D6A.png" manifest:media-type="image/png"/>
  <manifest:file-entry manifest:full-path="Pictures/10000000000003B8000003AB99E33391.png" manifest:media-type="image/png"/>
  <manifest:file-entry manifest:full-path="Pictures/1000000000000294000002930E859AC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7486in" style:rel-column-width="36704*"/>
    </style:style>
    <style:style style:name="Table2.B" style:family="table-column">
      <style:table-column-properties style:column-width="2.9444in" style:rel-column-width="2883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2826b" officeooo:paragraph-rsid="0002826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résultats que je veux publier :</text:p>
      <text:p text:style-name="P1"/>
      <text:p text:style-name="P1">1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Image1" text:anchor-type="paragraph" svg:width="2.9839in" svg:height="2.9799in" draw:z-index="0"><draw:image xlink:href="Pictures/1000000000000294000002930E859AC1.png" xlink:type="simple" xlink:show="embed" xlink:actuate="onLoad"/></draw:frame></text:p>
          </table:table-cell>
          <table:table-cell table:style-name="Table1.B1" office:value-type="string">
            <text:p text:style-name="Table_20_Contents"/>
          </table:table-cell>
        </table:table-row>
      </table:table>
      <text:p text:style-name="P1"/>
      <text:p text:style-name="P1">2)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draw:frame draw:style-name="fr2" draw:name="Image3" text:anchor-type="paragraph" svg:width="3.3366in" svg:height="3.5591in" draw:z-index="1"><draw:image xlink:href="Pictures/10000000000003B8000003AB99E33391.png" xlink:type="simple" xlink:show="embed" xlink:actuate="onLoad"/></draw:frame></text:p>
          </table:table-cell>
          <table:table-cell table:style-name="Table2.B1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>3)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Table_20_Contents"><draw:frame draw:style-name="fr3" draw:name="Image2" text:anchor-type="paragraph" svg:width="3.2693in" svg:height="3.2453in" draw:z-index="2"><draw:image xlink:href="Pictures/10000000000002230000021F9BD87D6A.png" xlink:type="simple" xlink:show="embed" xlink:actuate="onLoad"/></draw:frame></text:p>
          </table:table-cell>
          <table:table-cell table:style-name="Table3.B1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1:31:52.404760264</meta:creation-date>
    <dc:date>2016-01-22T14:28:06.628684199</dc:date>
    <meta:editing-duration>PT1M4S</meta:editing-duration>
    <meta:editing-cycles>5</meta:editing-cycles>
    <meta:generator>LibreOffice/4.2.8.2$Linux_X86_64 LibreOffice_project/420m0$Build-2</meta:generator>
    <meta:document-statistic meta:table-count="3" meta:image-count="3" meta:object-count="0" meta:page-count="2" meta:paragraph-count="4" meta:word-count="10" meta:character-count="41" meta:non-whitespace-character-count="35"/>
  </office:meta>
</office:document-meta>
</file>